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143.0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58.86pt" svg:y="108.74pt">
            <loext:p draw:notify-on-update-of-ranges="Sheet1.C11:Sheet1.C11 Sheet1.C12:Sheet1.C16 Sheet1.D11:Sheet1.D11 Sheet1.D12:Sheet1.D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262.23pt" svg:height="143.04pt" svg:x="699.34pt" svg:y="96.24pt">
            <draw:text-box>
              <text:p>Used a 7.6 meter length of soft pvc tubing filled with water. Raised the level to each measurment.</text:p>
              <text:p>5 VDC supply</text:p>
              <text:p>The sensor is a 5 PSI unit.</text:p>
              <text:p>Looks like about 0.49 Volts + 12 mV/cm</text:p>
              <text:p>Expected 0.5 V + 11.4 mV/cm (not bad)</text:p>
              <text:p>5 PSI is 351.5 cm</text:p>
              <text:p>Output may be 4.7 V and 5 PSI</text:p>
              <text:p>Expected 4.5 (a bit out of spec)</text:p>
            </draw:text-box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formula="of:=([.D13]-[.D12])/([.C13]-[.C12])" office:value-type="float" office:value="0.0138" calcext:value-type="float">
            <text:p>0.0138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([.D14]-[.D13])/([.C14]-[.C13])" office:value-type="float" office:value="0.0122" calcext:value-type="float">
            <text:p>0.0122</text:p>
          </table:table-cell>
          <table:table-cell table:number-columns-repeated="3"/>
          <table:table-cell office:value-type="string" calcext:value-type="string">
            <text:p>Expected:</text:p>
          </table:table-cell>
          <table:table-cell table:formula="of:=4/351.5" office:value-type="float" office:value="0.0113798008534851" calcext:value-type="float">
            <text:p>0.0113798009</text:p>
          </table:table-cell>
        </table:table-row>
        <table:table-row table:style-name="ro1">
          <table:table-cell table:number-columns-repeated="6"/>
          <table:table-cell table:formula="of:=([.D15]-[.D14])/([.C15]-[.C14])" office:value-type="float" office:value="0.0092" calcext:value-type="float">
            <text:p>0.0092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(4.7-4.5)/4.5" office:value-type="float" office:value="0.0444444444444445" calcext:value-type="float">
            <text:p>0.0444444444</text:p>
          </table:table-cell>
        </table:table-row>
        <table:table-row table:style-name="ro1">
          <table:table-cell table:number-columns-repeated="6"/>
          <table:table-cell table:formula="of:=([.D16]-[.D15])/([.C16]-[.C15])"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D16]-[.D12])/200" office:value-type="float" office:value="0.01205" calcext:value-type="float">
            <text:p>0.01205</text:p>
          </table:table-cell>
          <table:table-cell table:formula="of:=([.D17]-[.D16])/([.C17]-[.C16])"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012" calcext:value-type="float">
            <text:p>0.012</text:p>
          </table:table-cell>
          <table:table-cell office:value-type="float" office:value="351.5" calcext:value-type="float">
            <text:p>351.5</text:p>
          </table:table-cell>
          <table:table-cell table:formula="of:=[.G7]*[.H7]+0.49" office:value-type="float" office:value="4.708" calcext:value-type="float">
            <text:p>4.708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m depth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18" calcext:value-type="float">
            <text:p>1.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79" calcext:value-type="float">
            <text:p>1.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.25" calcext:value-type="float">
            <text:p>2.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.9" calcext:value-type="float">
            <text:p>2.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C12:Sheet1.D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21:55:12.015112547</meta:creation-date>
    <dc:date>2016-08-11T22:52:40.909628486</dc:date>
    <meta:editing-duration>PT3M5S</meta:editing-duration>
    <meta:editing-cycles>2</meta:editing-cycles>
    <meta:generator>LibreOffice/5.0.6.3$Linux_X86_64 LibreOffice_project/00m0$Build-3</meta:generator>
    <meta:document-statistic meta:table-count="1" meta:cell-count="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Sheet1.C11:Sheet1.D16" chart:data-source-has-labels="both" svg:x="0.32cm" svg:y="0.18cm" svg:width="13.275cm" svg:height="8.64cm">
          <chartooo:coordinate-region svg:x="1.047cm" svg:y="0.379cm" svg:width="12.268cm" svg:height="7.794cm"/>
          <chart:axis chart:dimension="x" chart:name="primary-x" chart:style-name="ch4" chartooo:axis-type="auto">
            <chartooo:date-scale/>
            <chart:categories table:cell-range-address="Sheet1.C12:Sheet1.C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2:Sheet1.D16" chart:label-cell-address="Sheet1.D11:Sheet1.D1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s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12:Sheet1.C16</svg:desc>
                </draw:g>
              </table:table-cell>
              <table:table-cell office:value-type="float" office:value="0.49">
                <text:p>0.49</text:p>
                <draw:g>
                  <svg:desc>Sheet1.D12:Sheet1.D1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